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55in"/>
    </style:style>
    <style:style style:name="co2"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5" style:family="table-column">
      <style:table-column-properties fo:break-before="auto" style:column-width="6.0083in"/>
    </style:style>
    <style:style style:name="co6" style:family="table-column">
      <style:table-column-properties fo:break-before="auto" style:column-width="3.2638in"/>
    </style:style>
    <style:style style:name="co7" style:family="table-column">
      <style:table-column-properties fo:break-before="auto" style:column-width="0.702in"/>
    </style:style>
    <style:style style:name="co8" style:family="table-column">
      <style:table-column-properties fo:break-before="auto" style:column-width="0.678in"/>
    </style:style>
    <style:style style:name="co9" style:family="table-column">
      <style:table-column-properties fo:break-before="auto" style:column-width="2.1071in"/>
    </style:style>
    <style:style style:name="co10" style:family="table-column">
      <style:table-column-properties fo:break-before="auto" style:column-width="1.2437in"/>
    </style:style>
    <style:style style:name="co11" style:family="table-column">
      <style:table-column-properties fo:break-before="auto" style:column-width="5.5075in"/>
    </style:style>
    <style:style style:name="co12" style:family="table-column">
      <style:table-column-properties fo:break-before="auto" style:column-width="0.6799in"/>
    </style:style>
    <style:style style:name="co13" style:family="table-column">
      <style:table-column-properties fo:break-before="auto" style:column-width="0.5953in"/>
    </style:style>
    <style:style style:name="co14" style:family="table-column">
      <style:table-column-properties fo:break-before="auto" style:column-width="1.6902in"/>
    </style:style>
    <style:style style:name="co15" style:family="table-column">
      <style:table-column-properties fo:break-before="auto" style:column-width="6.7728in"/>
    </style:style>
    <style:style style:name="co16" style:family="table-column">
      <style:table-column-properties fo:break-before="auto" style:column-width="1.9138in"/>
    </style:style>
    <style:style style:name="co17" style:family="table-column">
      <style:table-column-properties fo:break-before="auto" style:column-width="0.6165in"/>
    </style:style>
    <style:style style:name="co18" style:family="table-column">
      <style:table-column-properties fo:break-before="auto" style:column-width="0.4783in"/>
    </style:style>
    <style:style style:name="co19" style:family="table-column">
      <style:table-column-properties fo:break-before="auto" style:column-width="1.5098in"/>
    </style:style>
    <style:style style:name="co20" style:family="table-column">
      <style:table-column-properties fo:break-before="auto" style:column-width="6.2201in"/>
    </style:style>
    <style:style style:name="co21" style:family="table-column">
      <style:table-column-properties fo:break-before="auto" style:column-width="1.3181in"/>
    </style:style>
    <style:style style:name="co22" style:family="table-column">
      <style:table-column-properties fo:break-before="auto" style:column-width="0.6272in"/>
    </style:style>
    <style:style style:name="co23" style:family="table-column">
      <style:table-column-properties fo:break-before="auto" style:column-width="0.5417in"/>
    </style:style>
    <style:style style:name="co24" style:family="table-column">
      <style:table-column-properties fo:break-before="auto" style:column-width="1.6055in"/>
    </style:style>
    <style:style style:name="co25" style:family="table-column">
      <style:table-column-properties fo:break-before="auto" style:column-width="6.3902in"/>
    </style:style>
    <style:style style:name="co26"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648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7547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41" style:family="table-column">
      <style:table-column-properties fo:break-before="auto" style:column-width="1.5201in"/>
    </style:style>
    <style:style style:name="co42" style:family="table-column">
      <style:table-column-properties fo:break-before="auto" style:column-width="1.8071in"/>
    </style:style>
    <style:style style:name="co43" style:family="table-column">
      <style:table-column-properties fo:break-before="auto" style:column-width="0.7756in"/>
    </style:style>
    <style:style style:name="co44" style:family="table-column">
      <style:table-column-properties fo:break-before="auto" style:column-width="1.4984in"/>
    </style:style>
    <style:style style:name="co45" style:family="table-column">
      <style:table-column-properties fo:break-before="auto" style:column-width="1.1693in"/>
    </style:style>
    <style:style style:name="co46" style:family="table-column">
      <style:table-column-properties fo:break-before="auto" style:column-width="6.8256in"/>
    </style:style>
    <style:style style:name="co47" style:family="table-column">
      <style:table-column-properties fo:break-before="auto" style:column-width="0.7189in"/>
    </style:style>
    <style:style style:name="co48" style:family="table-column">
      <style:table-column-properties fo:break-before="auto" style:column-width="0.8126in"/>
    </style:style>
    <style:style style:name="co49" style:family="table-column">
      <style:table-column-properties fo:break-before="auto" style:column-width="1.6917in"/>
    </style:style>
    <style:style style:name="co50" style:family="table-column">
      <style:table-column-properties fo:break-before="auto" style:column-width="0.9854in"/>
    </style:style>
    <style:style style:name="co51" style:family="table-column">
      <style:table-column-properties fo:break-before="auto" style:column-width="4.7161in"/>
    </style:style>
    <style:style style:name="co52" style:family="table-column">
      <style:table-column-properties fo:break-before="auto" style:column-width="1.9846in"/>
    </style:style>
    <style:style style:name="co53" style:family="table-column">
      <style:table-column-properties fo:break-before="auto" style:column-width="0.6925in"/>
    </style:style>
    <style:style style:name="co54" style:family="table-column">
      <style:table-column-properties fo:break-before="auto" style:column-width="0.9055in"/>
    </style:style>
    <style:style style:name="co55" style:family="table-column">
      <style:table-column-properties fo:break-before="auto" style:column-width="1.9311in"/>
    </style:style>
    <style:style style:name="co56" style:family="table-column">
      <style:table-column-properties fo:break-before="auto" style:column-width="5.0091in"/>
    </style:style>
    <style:style style:name="co57" style:family="table-column">
      <style:table-column-properties fo:break-before="auto" style:column-width="1.7717in"/>
    </style:style>
    <style:style style:name="co58" style:family="table-column">
      <style:table-column-properties fo:break-before="auto" style:column-width="1.7846in"/>
    </style:style>
    <style:style style:name="co59" style:family="table-column">
      <style:table-column-properties fo:break-before="auto" style:column-width="4.8626in"/>
    </style:style>
    <style:style style:name="co60" style:family="table-column">
      <style:table-column-properties fo:break-before="auto" style:column-width="2.0909in"/>
    </style:style>
    <style:style style:name="co61" style:family="table-column">
      <style:table-column-properties fo:break-before="auto" style:column-width="0.6661in"/>
    </style:style>
    <style:style style:name="co62" style:family="table-column">
      <style:table-column-properties fo:break-before="auto" style:column-width="5.3417in"/>
    </style:style>
    <style:style style:name="co63" style:family="table-column">
      <style:table-column-properties fo:break-before="auto" style:column-width="2.1445in"/>
    </style:style>
    <style:style style:name="co64" style:family="table-column">
      <style:table-column-properties fo:break-before="auto" style:column-width="1.5583in"/>
    </style:style>
    <style:style style:name="co65" style:family="table-column">
      <style:table-column-properties fo:break-before="auto" style:column-width="5.2091in"/>
    </style:style>
    <style:style style:name="ro1" style:family="table-row">
      <style:table-row-properties style:row-height="0.178in" fo:break-before="auto" style:use-optimal-row-height="true"/>
    </style:style>
    <style:style style:name="ro2" style:family="table-row">
      <style:table-row-properties style:row-height="0.3409in" fo:break-before="auto" style:use-optimal-row-height="true"/>
    </style:style>
    <style:style style:name="ro3" style:family="table-row">
      <style:table-row-properties style:row-height="0.6445in" fo:break-before="auto" style:use-optimal-row-height="true"/>
    </style:style>
    <style:style style:name="ro4" style:family="table-row">
      <style:table-row-properties style:row-height="1.1118in" fo:break-before="auto" style:use-optimal-row-height="true"/>
    </style:style>
    <style:style style:name="ro5" style:family="table-row">
      <style:table-row-properties style:row-height="0.4925in" fo:break-before="auto" style:use-optimal-row-height="true"/>
    </style:style>
    <style:style style:name="ro6" style:family="table-row">
      <style:table-row-properties style:row-height="2.0854in" fo:break-before="auto" style:use-optimal-row-height="true"/>
    </style:style>
    <style:style style:name="ro7" style:family="table-row">
      <style:table-row-properties style:row-height="1.428in" fo:break-before="auto" style:use-optimal-row-height="true"/>
    </style:style>
    <style:style style:name="ro8" style:family="table-row">
      <style:table-row-properties style:row-height="2.9827in" fo:break-before="auto" style:use-optimal-row-height="true"/>
    </style:style>
    <style:style style:name="ro9" style:family="table-row">
      <style:table-row-properties style:row-height="0.9602in" fo:break-before="auto" style:use-optimal-row-height="true"/>
    </style:style>
    <style:style style:name="ro10" style:family="table-row">
      <style:table-row-properties style:row-height="1.7311in" fo:break-before="auto" style:use-optimal-row-height="true"/>
    </style:style>
    <style:style style:name="ro11" style:family="table-row">
      <style:table-row-properties style:row-height="0.8083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0.1791in" fo:break-before="auto" style:use-optimal-row-height="true"/>
    </style:style>
    <style:style style:name="ro14" style:family="table-row">
      <style:table-row-properties style:row-height="0.3311in" fo:break-before="auto" style:use-optimal-row-height="true"/>
    </style:style>
    <style:style style:name="ro15" style:family="table-row">
      <style:table-row-properties style:row-height="2.3634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6425in" fo:break-before="auto" style:use-optimal-row-height="true"/>
    </style:style>
    <style:style style:name="ro18" style:family="table-row">
      <style:table-row-properties style:row-height="1.2535in" fo:break-before="auto" style:use-optimal-row-height="true"/>
    </style:style>
    <style:style style:name="ro19" style:family="table-row">
      <style:table-row-properties style:row-height="1.5752in" fo:break-before="auto" style:use-optimal-row-height="true"/>
    </style:style>
    <style:style style:name="ro20" style:family="table-row">
      <style:table-row-properties style:row-height="0.798in" fo:break-before="auto" style:use-optimal-row-height="true"/>
    </style:style>
    <style:style style:name="ro21" style:family="table-row">
      <style:table-row-properties style:row-height="2.9744in" fo:break-before="auto" style:use-optimal-row-height="true"/>
    </style:style>
    <style:style style:name="ro22" style:family="table-row">
      <style:table-row-properties style:row-height="2.5154in" fo:break-before="auto" style:use-optimal-row-height="true"/>
    </style:style>
    <style:style style:name="ro23" style:family="table-row">
      <style:table-row-properties style:row-height="0.4866in" fo:break-before="auto" style:use-optimal-row-height="true"/>
    </style:style>
    <style:style style:name="ro24" style:family="table-row">
      <style:table-row-properties style:row-height="1.4193in" fo:break-before="auto" style:use-optimal-row-height="true"/>
    </style:style>
    <style:style style:name="ro25" style:family="table-row">
      <style:table-row-properties style:row-height="2.6634in" fo:break-before="auto" style:use-optimal-row-height="true"/>
    </style:style>
    <style:style style:name="ro26" style:family="table-row">
      <style:table-row-properties style:row-height="2.5075in" fo:break-before="auto" style:use-optimal-row-height="true"/>
    </style:style>
    <style:style style:name="ro27" style:family="table-row">
      <style:table-row-properties style:row-height="3.1299in" fo:break-before="auto" style:use-optimal-row-height="true"/>
    </style:style>
    <style:style style:name="ro28" style:family="table-row">
      <style:table-row-properties style:row-height="2.1972in" fo:break-before="auto" style:use-optimal-row-height="true"/>
    </style:style>
    <style:style style:name="ro29" style:family="table-row">
      <style:table-row-properties style:row-height="2.0417in" fo:break-before="auto" style:use-optimal-row-height="true"/>
    </style:style>
    <style:style style:name="ro30" style:family="table-row">
      <style:table-row-properties style:row-height="3.285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 style:family="table-cell" style:parent-style-name="Default" style:data-style-name="N100">
      <style:table-cell-properties fo:wrap-option="wrap"/>
      <style:text-properties style:font-name="Arial" style:font-name-asian="Arial Unicode MS1" style:font-name-complex="Arial Unicode MS1"/>
    </style:style>
    <style:style style:name="ce4" style:family="table-cell" style:parent-style-name="Default" style:data-style-name="N100">
      <style:table-cell-properties fo:background-color="transparent" fo:wrap-option="wrap"/>
    </style:style>
    <style:style style:name="ce5"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6" style:family="table-cell" style:parent-style-name="Default">
      <style:table-cell-properties fo:wrap-option="wrap"/>
    </style:style>
    <style:style style:name="ce7" style:family="table-cell" style:parent-style-name="Default" style:data-style-name="N100">
      <style:table-cell-properties style:text-align-source="fix" style:repeat-content="false" fo:wrap-option="wrap"/>
      <style:paragraph-properties fo:text-align="start"/>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9" style:family="table-cell" style:parent-style-name="Default" style:data-style-name="N100">
      <style:table-cell-properties style:text-align-source="fix" style:repeat-content="false"/>
      <style:paragraph-properties fo:text-align="end"/>
    </style:style>
    <style:style style:name="ce1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end"/>
    </style:style>
    <style:style style:name="ce13"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Times New Roman" fo:language="en" fo:country="US" style:font-size-complex="5.65000009536743pt"/>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8" style:family="table-cell" style:parent-style-name="Default" style:data-style-name="N100">
      <style:table-cell-properties fo:wrap-option="wrap"/>
      <style:text-properties style:font-size-complex="5.65000009536743pt"/>
    </style:style>
    <style:style style:name="ce19"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20"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5000019073486pt" style:language-complex="en" style:country-complex="US" style:font-weight-complex="normal"/>
    </style:style>
    <style:style style:name="ce2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22"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23"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24" style:family="table-cell" style:parent-style-name="Default" style:data-style-name="N100">
      <style:table-cell-properties style:text-align-source="fix" style:repeat-content="false" fo:wrap-option="no-wrap"/>
      <style:paragraph-properties fo:text-align="start"/>
    </style:style>
    <style:style style:name="ce25"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26"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27"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T1" style:family="text">
      <style:text-properties fo:font-weight="bold" style:font-weight-asian="bold" style:font-weight-complex="bold"/>
    </style:style>
    <style:style style:name="T2" style:family="text">
      <style:text-properties fo:font-size="11pt" fo:font-weight="bold" style:font-size-asian="11pt" style:font-weight-asian="bold" style:font-size-complex="11pt" style:font-weight-complex="bold"/>
    </style:style>
    <style:style style:name="T3" style:family="text">
      <style:text-properties fo:language="en" fo:country="US" style:font-size-complex="5.69999980926514pt"/>
    </style:style>
    <style:style style:name="T4" style:family="text">
      <style:text-properties fo:font-size="10pt" fo:language="en" fo:country="US" fo:font-weight="bold" style:font-size-asian="10pt" style:font-weight-asian="bold" style:font-size-complex="5.69999980926514pt" style:font-weight-complex="bold"/>
    </style:style>
    <style:style style:name="T5" style:family="text">
      <style:text-properties fo:font-size="10pt" fo:language="en" fo:country="US" fo:font-weight="normal" style:font-size-asian="10pt" style:font-weight-asian="normal" style:font-size-complex="5.69999980926514pt" style:font-weight-complex="normal"/>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14"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5" style:family="text">
      <style:text-properties style:text-outline="false" style:text-line-through-style="none"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6"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7" style:family="text">
      <style:text-properties fo:font-size="12pt"/>
    </style:style>
    <style:style style:name="T18"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23" style:family="text">
      <style:text-properties fo:font-size="10pt" fo:font-weight="normal" style:font-size-asian="10pt" style:font-weight-asian="normal" style:font-size-complex="5.69999980926514pt" style:font-weight-complex="normal"/>
    </style:style>
    <style:style style:name="T24" style:family="text">
      <style:text-properties style:font-size-asian="10pt" style:font-size-complex="5.69999980926514pt"/>
    </style:style>
  </office:automatic-styles>
  <office:body>
    <office:spreadsheet>
      <table:table table:name="MTF and Time Factor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3">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table-row>
        <table:table-row table:style-name="ro3">
          <table:table-cell/>
          <table:table-cell office:value-type="string">
            <text:p>141</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text:span text:style-name="T1">Universal Power</text:span> that created the Universe, the <text:span text:style-name="T1">master</text:span> of land and sea, who rides on the winds and walks upon the water, to whom all power was given over heaven and earth. </text:p>
          </table:table-cell>
          <table:table-cell/>
        </table:table-row>
        <table:table-row table:style-name="ro4">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1">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table-row>
        <table:table-row table:style-name="ro1">
          <table:table-cell/>
          <table:table-cell office:value-type="string">
            <text:p>208</text:p>
          </table:table-cell>
          <table:table-cell table:number-columns-repeated="2"/>
          <table:table-cell office:value-type="string">
            <text:p>From Kiplin's "If": If you can dream -- and not make dreams your <text:span text:style-name="T1">master</text:span>;</text:p>
          </table:table-cell>
          <table:table-cell/>
        </table:table-row>
        <table:table-row table:style-name="ro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table-row>
        <table:table-row table:style-name="ro3">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1">factor</text:span>y where he could learn about machinery and understand how to complete the inventions which he was always talking about.</text:p>
          </table:table-cell>
          <table:table-cell/>
        </table:table-row>
        <table:table-row table:style-name="ro5">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1">factors</text:span> which repeat in the history of nations, men and markets.</text:p>
          </table:table-cell>
          <table:table-cell office:value-type="string">
            <text:p>Alblak, in WITS post #44232, says this is astro-based.</text:p>
          </table:table-cell>
        </table:table-row>
        <table:table-row table:style-name="ro6">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table-row>
        <table:table-row table:style-name="ro7">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1">time</text:span> <text:span text:style-name="T1">factor</text:span>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table-row>
        <table:table-row table:style-name="ro8">
          <table:table-cell/>
          <table:table-cell office:value-type="string">
            <text:p>201-202. <text:s/>Note: It is pg. 202 that has the word "factor".</text:p>
          </table:table-cell>
          <table:table-cell table:number-columns-repeated="2"/>
          <table:table-cell table:style-name="ce4"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1">factor</text:span> in General Motors and other stocks and was reputed to have made fifty millions, or more. The old man said that Durant was one of the very</text:p>
            <text:p>rare exceptions of men who had gone broke in Wall Street and had been able to come back after they were 60 years of age.</text:p>
          </table:table-cell>
          <table:table-cell/>
        </table:table-row>
        <table:table-row table:style-name="ro9">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1">factor</text:span>ies were turning out airplanes now at the rate of more than 1000 per day.</text:p>
          </table:table-cell>
          <table:table-cell/>
        </table:table-row>
        <table:table-row table:style-name="ro10">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1">facories </text:span>in Detroit, Michigan, have been working on some of his new discoveries. Our next attack should be directed at Detroit. We should capture that city and destroy the <text:span text:style-name="T1">factories</text:span> of the big automobile concerns and other manufacturing concerns there. All of these manufacturing concerns have long since been commandeered by the United States Government and are working on war weapons and ammunition."</text:p>
          </table:table-cell>
          <table:table-cell/>
        </table:table-row>
        <table:table-row table:style-name="ro11">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1">factories</text:span> there and prevent the United States continuing making airplanes and inventions which might help them to win the war. He was very happy to get the plans of the enemy. It was just what he wanted.</text:p>
          </table:table-cell>
          <table:table-cell office:value-type="string">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5">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1">factories </text:span>and large buildings in Detroit.</text:p>
          </table:table-cell>
          <table:table-cell/>
        </table:table-row>
        <table:table-row table:style-name="ro3">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1">factories</text:span> or buildings in Detroit. He waited patiently for an attack upon the city, but no move of any kind was made by the enemy.</text:p>
          </table:table-cell>
          <table:table-cell/>
        </table:table-row>
        <table:table-row table:style-name="ro4">
          <table:table-cell/>
          <table:table-cell office:value-type="string">
            <text:p>346</text:p>
          </table:table-cell>
          <table:table-cell table:style-name="ce3"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1">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12">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1">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9">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1">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9">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1">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table-row>
        <table:table-row table:style-name="ro1" table:number-rows-repeated="1048554">
          <table:table-cell table:number-columns-repeated="6"/>
        </table:table-row>
        <table:table-row table:style-name="ro1">
          <table:table-cell table:number-columns-repeated="6"/>
        </table:table-row>
      </table:table>
      <table:table table:name="St. Marie" table:style-name="ta1" table:print="false">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9" table:default-cell-style-name="ce7"/>
        <table:table-column table:style-name="co4" table:number-columns-repeated="1018" table:default-cell-style-name="ce7"/>
        <table:table-row table:style-name="ro13">
          <table:table-cell table:style-name="ce5" office:value-type="string">
            <text:p>rluu: The St. Marie is a small Ezekiel Airplane. <text:s/>Read document <text:s/>“EzekielAirplane.odt” which is the text describing the Ezekiel Airplane. <text:s/></text:p>
          </table:table-cell>
          <table:table-cell table:style-name="ce10" table:number-columns-repeated="5"/>
          <table:table-cell table:style-name="ce24" table:number-columns-repeated="1018"/>
        </table:table-row>
        <table:table-row table:style-name="ro13">
          <table:table-cell table:style-name="ce5" office:value-type="string">
            <text:p>rluu: This spreadsheet page will just have the information about the St. Marie, and its uses starting from when it was identified.</text:p>
          </table:table-cell>
          <table:table-cell table:style-name="ce10" table:number-columns-repeated="5"/>
          <table:table-cell table:style-name="ce24" table:number-columns-repeated="1018"/>
        </table:table-row>
        <table:table-row table:style-name="ro13">
          <table:table-cell table:style-name="ce5" office:value-type="string">
            <text:p>rluu: See WITS posts: #19629, #18658, and the reloaded 118 post.</text:p>
          </table:table-cell>
          <table:table-cell table:style-name="ce10" table:number-columns-repeated="5"/>
          <table:table-cell table:style-name="ce24" table:number-columns-repeated="1018"/>
        </table:table-row>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5">
          <table:table-cell table:style-name="ce6"/>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text:span text:style-name="T1">st. </text:span><text:span text:style-name="T1">Marie</text:span> was watching the papers so she wired Robert as follows […].</text:p>
          </table:table-cell>
          <table:table-cell table:style-name="ce6"/>
          <table:table-cell table:number-columns-repeated="1018"/>
        </table:table-row>
        <table:table-row table:style-name="ro15">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14" office:value-type="string">
            <text:p><text:span text:style-name="T3">In the early part of 1928 Robert </text:span><text:span text:style-name="T3">calculated that war was inevitable </text:span><text:span text:style-name="T3">between England and Russia. He </text:span><text:span text:style-name="T3">figured that the war would start not </text:span><text:span text:style-name="T3">later than the summer and that </text:span><text:span text:style-name="T3">many nations would be involved </text:span><text:span text:style-name="T3">and that later an attack on the </text:span><text:span text:style-name="T3">United States would come. </text:span><text:span text:style-name="T4">His </text:span><text:span text:style-name="T4">first airplane was now </text:span><text:span text:style-name="T4">completed</text:span><text:span text:style-name="T3">, -- a small one </text:span><text:span text:style-name="T3">according to the plan laid down by </text:span><text:span text:style-name="T3">Ezekiel in the Bible. The plane had </text:span><text:span text:style-name="T3">four wings and could fly on either </text:span><text:span text:style-name="T3">one of its four sides. It had a new </text:span><text:span text:style-name="T3">motor with 12 cylinders and could </text:span><text:span text:style-name="T3">be operated either with gas, </text:span><text:span text:style-name="T3">electricity or compressed air. He </text:span><text:span text:style-name="T3">had constructed a wheel within a </text:span><text:span text:style-name="T3">wheel so that he could lower his </text:span><text:span text:style-name="T3">plane and land anywhere he chose </text:span><text:span text:style-name="T3">and could rise straight up. One </text:span><text:span text:style-name="T3">motor had a</text:span></text:p>
            <text:p><text:span text:style-name="T3">propeller in the center of the plane </text:span><text:span text:style-name="T3">to lift it up while the other motor </text:span><text:span text:style-name="T3">started its direct motion. He could </text:span><text:span text:style-name="T3">drive his plane backwards or </text:span><text:span text:style-name="T3">forwards. It was a great success </text:span><text:span text:style-name="T3">and the </text:span><text:span text:style-name="T4">boy wizard of Wall Street </text:span><text:span text:style-name="T5">[connection to page 200] </text:span><text:span text:style-name="T3">was now </text:span><text:span text:style-name="T3">hailed as </text:span><text:span text:style-name="T4">a new Lindbergh of the </text:span><text:span text:style-name="T4">air</text:span><text:span text:style-name="T3">. There was an extra motor built </text:span><text:span text:style-name="T3">with a collapsible propeller so that </text:span><text:span text:style-name="T3">he could shift it from the center of </text:span><text:span text:style-name="T3">the airplane to the tail, enabling it </text:span><text:span text:style-name="T3">to go backward or forward as he </text:span><text:span text:style-name="T3">willed. The wings were so </text:span><text:span text:style-name="T3">arranged that they could either </text:span><text:span text:style-name="T3">remain stationary or be set in </text:span><text:span text:style-name="T3">motion up or down by motor. This </text:span><text:span text:style-name="T3">was a new and valuable feature in </text:span><text:span text:style-name="T3">the construction of airplanes. </text:span></text:p>
          </table:table-cell>
          <table:table-cell table:style-name="ce20" office:value-type="string">
            <text:p><text:span text:style-name="T14"><text:s/></text:span><text:span text:style-name="T15">boy wizard of Wall Street</text:span><text:span text:style-name="T14"> </text:span><text:span text:style-name="T16">[connection to page 200]. <text:s/></text:span><text:span text:style-name="T16">Strange, that the boy and </text:span><text:span text:style-name="T16">wizard are not capitalized. <text:s/></text:span></text:p>
          </table:table-cell>
          <table:table-cell table:number-columns-repeated="1018"/>
        </table:table-row>
        <table:table-row table:style-name="ro16">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text:span><text:span text:style-name="T6">build a </text:span><text:span text:style-name="T7">silent motor, </text:span><text:span text:style-name="T8">or a </text:span><text:span text:style-name="T8">muffler</text:span><text:span text:style-name="T9">, which would prevent </text:span><text:span text:style-name="T9">any sound. He knew that this </text:span><text:span text:style-name="T9">would be very useful in war. </text:span><text:span text:style-name="T9">After he had completed this </text:span><text:span text:style-name="T9">invention, tested it and proved it </text:span><text:span text:style-name="T9">a success, he offered it to the </text:span><text:span text:style-name="T9">United States Government, but </text:span><text:span text:style-name="T9">after the army officers, who </text:span><text:span text:style-name="T9">knew very little about this new </text:span><text:span text:style-name="T9">invention had looked it over, </text:span><text:span text:style-name="T9">they refused it. Robert then </text:span><text:span text:style-name="T9">sailed away in his new plane </text:span><text:span text:style-name="T9">which he had named </text:span><text:span text:style-name="T8">"The St. </text:span><text:span text:style-name="T8">Marie." </text:span></text:p>
          </table:table-cell>
          <table:table-cell table:style-name="ce21"/>
          <table:table-cell table:number-columns-repeated="1018"/>
        </table:table-row>
        <table:table-row table:style-name="ro1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text:span><text:span text:style-name="T7">Germany and in the Spring of </text:span><text:span text:style-name="T7">1928 made the longest </text:span><text:span text:style-name="T7">successful flight to Japan, </text:span><text:span text:style-name="T7">where he was received with </text:span><text:span text:style-name="T7">great honor. </text:span><text:span text:style-name="T6">Japan was very </text:span><text:span text:style-name="T6">much interested in his new </text:span><text:span text:style-name="T6">plane and in his muffler. The </text:span><text:span text:style-name="T6">Japanese Government quickly </text:span><text:span text:style-name="T6">closed a deal and bought his </text:span><text:span text:style-name="T6">invention for a large sum of </text:span><text:span text:style-name="T6">money.</text:span></text:p>
          </table:table-cell>
          <table:table-cell table:number-columns-repeated="1019"/>
        </table:table-row>
        <table:table-row table:style-name="ro18">
          <table:table-cell table:style-name="ce9" office:value-type="string">
            <text:p>19</text:p>
          </table:table-cell>
          <table:table-cell table:style-name="ce9"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text:span><text:span text:style-name="T10">entertained and introduced to </text:span><text:span text:style-name="T10">many beautiful titled ladies and </text:span><text:span text:style-name="T10">prominent men, but he </text:span><text:span text:style-name="T10">remained loyal to Marie for his </text:span><text:span text:style-name="T10">great success had not turned </text:span><text:span text:style-name="T10">his head. He was still searching </text:span><text:span text:style-name="T10">for Marie, always hoping to find </text:span><text:span text:style-name="T10">her. </text:span><text:span text:style-name="T11">He returned to New York </text:span><text:span text:style-name="T11">[from Japan] in the Summer </text:span><text:span text:style-name="T11">of 1928</text:span><text:span text:style-name="T10"> and was now reputed </text:span><text:span text:style-name="T10">as being worth more than a </text:span><text:span text:style-name="T10">million dollars, after making </text:span><text:span text:style-name="T10">more successful deals in </text:span><text:span text:style-name="T10">stocks, cotton and wheat.</text:span></text:p>
          </table:table-cell>
          <table:table-cell table:style-name="ce22" office:value-type="string">
            <text:p><text:span text:style-name="T17">Note that Summer of 1928 </text:span><text:span text:style-name="T17">is highlighted, and then a </text:span><text:span text:style-name="T17">specific part of the month </text:span><text:span text:style-name="T17">is given for the same </text:span><text:span text:style-name="T17">event </text:span><text:span text:style-name="T18"><text:s/>(on page 226)</text:span><text:span text:style-name="T17">. <text:s/>Thus, </text:span><text:span text:style-name="T17">Gann wants us to pay </text:span><text:span text:style-name="T17">attention to the season </text:span><text:span text:style-name="T17">here. <text:s/></text:span></text:p>
          </table:table-cell>
          <table:table-cell table:number-columns-repeated="1018"/>
        </table:table-row>
        <table:table-row table:style-name="ro19">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text:span><text:span text:style-name="T1">Japan the latter part of the </text:span><text:span text:style-name="T1">month and was going to sail </text:span><text:span text:style-name="T1">"The St. Marie" back to New </text:span><text:span text:style-name="T1">York. </text:span>Walter and Miss Edna Quinton, the secretary, had followed the newspaper reports of the <text:span text:style-name="T1">great reception</text:span> <text:span text:style-name="T1">tendered Robert by the </text:span><text:span text:style-name="T1">officials of the Japanese </text:span><text:span text:style-name="T1">Government </text:span>and the report of the large amount of money they had paid for his <text:span text:style-name="T1">noiseless </text:span><text:span text:style-name="T1">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23" office:value-type="string">
            <text:p>What is a <text:span text:style-name="T1">radio</text:span>gram? <text:s/><text:span text:style-name="T19">Note </text:span><text:span text:style-name="T19">also, that they greet Robert on </text:span><text:span text:style-name="T19">his </text:span><text:span text:style-name="T20">return</text:span><text:span text:style-name="T19">.</text:span></text:p>
          </table:table-cell>
          <table:table-cell table:number-columns-repeated="1018"/>
        </table:table-row>
        <table:table-row table:style-name="ro20">
          <table:table-cell office:value-type="string">
            <text:p>19</text:p>
          </table:table-cell>
          <table:table-cell office:value-type="string">
            <text:p>227</text:p>
          </table:table-cell>
          <table:table-cell table:style-name="ce13" office:value-type="string">
            <text:p>May 1928</text:p>
          </table:table-cell>
          <table:table-cell/>
          <table:table-cell table:style-name="ce17" office:value-type="string">
            <text:p><text:span text:style-name="T10">[RG] had built the most </text:span><text:span text:style-name="T10">marvelous</text:span><text:span text:style-name="T11"> airplane of the age</text:span><text:span text:style-name="T10">; </text:span><text:span text:style-name="T10">invented a muffler to make an </text:span><text:span text:style-name="T10">airplane</text:span></text:p>
            <text:p><text:span text:style-name="T10">noiseless; had </text:span><text:span text:style-name="T11">driven</text:span><text:span text:style-name="T10"> his own </text:span><text:span text:style-name="T10">plane, </text:span><text:span text:style-name="T11">"The St. Marie" to </text:span><text:span text:style-name="T11">Japan</text:span><text:span text:style-name="T10"> where he had been </text:span><text:span text:style-name="T10">received with great honors and </text:span><text:span text:style-name="T10">the Japanese Government had </text:span><text:span text:style-name="T10">bought his invention for making </text:span><text:span text:style-name="T10">airplanes silent.</text:span></text:p>
          </table:table-cell>
          <table:table-cell table:number-columns-repeated="1019"/>
        </table:table-row>
        <table:table-row table:style-name="ro11">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18" office:value-type="string">
            <text:p><text:span text:style-name="T10"><text:s/></text:span><text:span text:style-name="T10">On June 9th Robert Gordon's </text:span><text:span text:style-name="T10">22nd birthday, the great </text:span><text:span text:style-name="T10">reception took place. The </text:span><text:span text:style-name="T10">special train bearing the leading </text:span><text:span text:style-name="T10">citizens of Texarkana arrived, </text:span><text:span text:style-name="T10">Robert had landed at the new </text:span><text:span text:style-name="T10">airport on </text:span><text:span text:style-name="T11">Governor's Island </text:span><text:span text:style-name="T11">[New York] </text:span><text:span text:style-name="T10">without any mishap </text:span><text:span text:style-name="T10">to </text:span><text:span text:style-name="T11">his plane</text:span><text:span text:style-name="T10">. </text:span><text:span text:style-name="T11">"The St. Marie" </text:span><text:span text:style-name="T11">had per</text:span><text:span text:style-name="T12">formed perfectly, </text:span><text:span text:style-name="T12">making the trip from Japan at </text:span><text:span text:style-name="T12">an </text:span><text:span text:style-name="T11">average speed of over 300 </text:span><text:span text:style-name="T11">miles per hour. </text:span></text:p>
          </table:table-cell>
          <table:table-cell table:number-columns-repeated="1019"/>
        </table:table-row>
        <table:table-row table:style-name="ro4">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18"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per hour</text:span>. Passenger lines were now starting all over the United States.</text:p>
          </table:table-cell>
          <table:table-cell table:number-columns-repeated="1019"/>
        </table:table-row>
        <table:table-row table:style-name="ro2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text:span><text:span text:style-name="T1">his old ship "The St. Marie" </text:span><text:span text:style-name="T1">in shape to sail at once. It </text:span><text:span text:style-name="T1">was a matter of only a couple </text:span><text:span text:style-name="T1">of days until they reported </text:span><text:span text:style-name="T1">that "The St. Marie" was in </text:span><text:span text:style-name="T1">perfect shape and could </text:span><text:span text:style-name="T1">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text:span><text:span text:style-name="T1">morning of February 2nd, </text:span><text:span text:style-name="T1">1929, Robert started his flight </text:span><text:span text:style-name="T1">to Paris and arrived there </text:span><text:span text:style-name="T1">promptly in the evening</text:span> and went to visit some friends and acquaintances. After talking over the war situation and his forecasts of the great war yet to come, <text:span text:style-name="T1">he decided to visit </text:span><text:span text:style-name="T1">friends in London.</text:span> England and Russia were waging their battles in the air and doing very little land fighting. Despite the good start that England had made, Russia and her allies were getting the best of the victory. <text:span text:style-name="T1">Robert found London </text:span><text:span text:style-name="T1">very uninteresting.</text:span> Up to this time he had heard nothing of Marie and <text:span text:style-name="T1">decided to return to </text:span><text:span text:style-name="T1">Paris.</text:span></text:p>
          </table:table-cell>
          <table:table-cell table:number-columns-repeated="1019"/>
        </table:table-row>
        <table:table-row table:style-name="ro17">
          <table:table-cell table:style-name="ce9" office:value-type="string">
            <text:p>20</text:p>
          </table:table-cell>
          <table:table-cell table:style-name="ce9" office:value-type="string">
            <text:p>243</text:p>
          </table:table-cell>
          <table:table-cell table:style-name="ce12" office:value-type="string">
            <text:p>Latter part of Feburary 1929</text:p>
          </table:table-cell>
          <table:table-cell table:style-name="ce12"/>
          <table:table-cell table:style-name="ce19" office:value-type="string">
            <text:p><text:span text:style-name="T10"><text:s/></text:span><text:span text:style-name="T10">RG attends the Aviators' </text:span><text:span text:style-name="T10">Costume Ball to take place in </text:span><text:span text:style-name="T10">the Hotel Lafayette. </text:span><text:span text:style-name="T13"><text:s/>They </text:span><text:span text:style-name="T13">asked Robert if he did not have </text:span><text:span text:style-name="T13">a plane to </text:span><text:span text:style-name="T10">enter or if he could </text:span><text:span text:style-name="T10">not demonstrate something </text:span><text:span text:style-name="T10">with </text:span><text:span text:style-name="T11">"The St. Marie."</text:span><text:span text:style-name="T10"> He told </text:span><text:span text:style-name="T10">them that his health was not </text:span><text:span text:style-name="T10">good and that he was not </text:span><text:span text:style-name="T10">interested in entering a plane at </text:span><text:span text:style-name="T10">this time. </text:span></text:p>
          </table:table-cell>
          <table:table-cell table:number-columns-repeated="1019"/>
        </table:table-row>
        <table:table-row table:style-name="ro16">
          <table:table-cell office:value-type="string">
            <text:p>20</text:p>
          </table:table-cell>
          <table:table-cell office:value-type="string">
            <text:p>246</text:p>
          </table:table-cell>
          <table:table-cell office:value-type="string">
            <text:p>Early part of March 1929.</text:p>
          </table:table-cell>
          <table:table-cell/>
          <table:table-cell table:style-name="ce11" office:value-type="string">
            <text:p><text:span text:style-name="T10"><text:s/></text:span><text:span text:style-name="T10">In the early part of March a lot </text:span><text:span text:style-name="T10">of the aviators were returning </text:span><text:span text:style-name="T10">from Paris to New York after </text:span><text:span text:style-name="T10">the convention and Robert </text:span><text:span text:style-name="T10">decided to go home with them. </text:span><text:span text:style-name="T10">They insisted that he was not </text:span><text:span text:style-name="T10">physically able to sail "The St. </text:span><text:span text:style-name="T10">Marie" alone and sent a pilot </text:span><text:span text:style-name="T10">along with him. The trip was </text:span><text:span text:style-name="T10">uneventful and on March 5th </text:span><text:span text:style-name="T10">Robert arrived in New York. On </text:span><text:span text:style-name="T10">his arrival he went immediately </text:span><text:span text:style-name="T10">to his office and laboratories </text:span><text:span text:style-name="T10">where he found Walter and </text:span><text:span text:style-name="T10">Edna </text:span><text:span text:style-name="T13">glad to see him. They told </text:span><text:span text:style-name="T13">him that he looked much </text:span><text:span text:style-name="T10">improved in health.</text:span></text:p>
          </table:table-cell>
          <table:table-cell table:number-columns-repeated="1019"/>
        </table:table-row>
        <table:table-row table:style-name="ro22">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text:span><text:span text:style-name="T1">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20">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text:span><text:span text:style-name="T10">departed from Washington that </text:span><text:span text:style-name="T10">night in the old </text:span><text:span text:style-name="T11">“St. Marie”</text:span><text:span text:style-name="T10"> </text:span><text:span text:style-name="T10">which he had ordered brought </text:span><text:span text:style-name="T10">to Washington to convey him </text:span><text:span text:style-name="T10">back, taking with him Colonel </text:span><text:span text:style-name="T10">Walter Kennelworth. He had </text:span><text:span text:style-name="T10">instructed </text:span><text:span text:style-name="T13"><text:s/>Colonel Edna </text:span><text:span text:style-name="T13">Kennelworth to meet him at the </text:span><text:span text:style-name="T13">Mammouth </text:span><text:span text:style-name="T10">Building in New </text:span><text:span text:style-name="T10">York. On arrival he proceeded </text:span><text:span text:style-name="T10">at once to put the top floor in </text:span><text:span text:style-name="T10">order for the “Demon of Death” </text:span><text:span text:style-name="T10">to be moved in.</text:span></text:p>
          </table:table-cell>
          <table:table-cell table:number-columns-repeated="1019"/>
        </table:table-row>
        <table:table-row table:style-name="ro4">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9">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per hour</text:span>.</text:p>
          </table:table-cell>
          <table:table-cell table:number-columns-repeated="1019"/>
        </table:table-row>
        <table:table-row table:style-name="ro9">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text:span><text:span text:style-name="T1">MARIE.'</text:span></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Muffler" table:style-name="ta1" table:print="false">
        <table:table-column table:style-name="co12" table:default-cell-style-name="ce7"/>
        <table:table-column table:style-name="co13" table:default-cell-style-name="ce7"/>
        <table:table-column table:style-name="co14" table:default-cell-style-name="ce7"/>
        <table:table-column table:style-name="co10" table:default-cell-style-name="ce7"/>
        <table:table-column table:style-name="co15" table:default-cell-style-name="ce7"/>
        <table:table-column table:style-name="co16"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0">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text:span><text:span text:style-name="T6">build a </text:span><text:span text:style-name="T7">silent motor, </text:span><text:span text:style-name="T8">or a </text:span><text:span text:style-name="T8">muffler</text:span><text:span text:style-name="T9">, which would prevent </text:span><text:span text:style-name="T9">any sound. He knew that this </text:span><text:span text:style-name="T9">would be very useful in war. </text:span><text:span text:style-name="T9">After he had completed this </text:span><text:span text:style-name="T9">invention, tested it and proved it </text:span><text:span text:style-name="T9">a success, he offered it to the </text:span><text:span text:style-name="T9">United States Government, but </text:span><text:span text:style-name="T9">after the army officers, who </text:span><text:span text:style-name="T9">knew very little about this new </text:span><text:span text:style-name="T9">invention had looked it over, </text:span><text:span text:style-name="T9">they refused it. Robert then </text:span><text:span text:style-name="T9">sailed away in his new plane </text:span><text:span text:style-name="T9">which he had named </text:span><text:span text:style-name="T8">"The St. </text:span><text:span text:style-name="T8">Marie." </text:span></text:p>
          </table:table-cell>
          <table:table-cell table:style-name="ce21"/>
          <table:table-cell table:number-columns-repeated="1018"/>
        </table:table-row>
        <table:table-row table:style-name="ro1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6">He visited England, France, </text:span><text:span text:style-name="T6">Germany and in the Spring of </text:span><text:span text:style-name="T6">1928 made the longest </text:span><text:span text:style-name="T6">successful flight to Japan, </text:span><text:span text:style-name="T6">where he was received with </text:span><text:span text:style-name="T6">great honor</text:span><text:span text:style-name="T7">. Japan was very </text:span><text:span text:style-name="T7">much interested in his new </text:span><text:span text:style-name="T7">plane and in his muffler. </text:span><text:span text:style-name="T6">The </text:span><text:span text:style-name="T6">Japanese Government quickly </text:span><text:span text:style-name="T6">closed a deal and bought his </text:span><text:span text:style-name="T6">invention for a large sum of </text:span><text:span text:style-name="T6">money.</text:span></text:p>
          </table:table-cell>
          <table:table-cell table:number-columns-repeated="1019"/>
        </table:table-row>
        <table:table-row table:style-name="ro12">
          <table:table-cell office:value-type="string">
            <text:p>19</text:p>
          </table:table-cell>
          <table:table-cell office:value-type="string">
            <text:p>226</text:p>
          </table:table-cell>
          <table:table-cell office:value-type="string">
            <text:p>Latter part of May 1928</text:p>
          </table:table-cell>
          <table:table-cell/>
          <table:table-cell table:style-name="ce17" office:value-type="string">
            <text:p><text:s/>In May, 1928, Walter received a radiogram from Robert saying that <text:span text:style-name="T21">he was leaving Japan the </text:span><text:span text:style-name="T21">latter part of the month and was </text:span><text:span text:style-name="T21">going to sail "The St. Marie" </text:span><text:span text:style-name="T21">back to New York. Walter and </text:span><text:span text:style-name="T21">Miss Edna Quinton, the </text:span><text:span text:style-name="T21">secretary, had followed the </text:span><text:span text:style-name="T21">newspaper reports of the great </text:span><text:span text:style-name="T21">reception tendered Robert by </text:span><text:span text:style-name="T21">the officials of the Japanese </text:span><text:span text:style-name="T21">Government </text:span>and the report of the large amount of money they had paid for his <text:span text:style-name="T1">noiseless </text:span><text:span text:style-name="T1">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23">
          <table:table-cell office:value-type="string">
            <text:p>19</text:p>
          </table:table-cell>
          <table:table-cell office:value-type="string">
            <text:p>227</text:p>
          </table:table-cell>
          <table:table-cell table:style-name="ce13" office:value-type="string">
            <text:p>Latter part of May 1928</text:p>
          </table:table-cell>
          <table:table-cell/>
          <table:table-cell table:style-name="ce17" office:value-type="string">
            <text:p><text:span text:style-name="T10">[RG] had built the most </text:span><text:span text:style-name="T10">marvelous</text:span><text:span text:style-name="T11"> </text:span><text:span text:style-name="T22">airplane of the age</text:span><text:span text:style-name="T10">; </text:span><text:span text:style-name="T10">invented a </text:span><text:span text:style-name="T11">muffler to make an </text:span><text:span text:style-name="T11">airplane</text:span></text:p>
            <text:p><text:span text:style-name="T11">noiseless</text:span><text:span text:style-name="T10">; had </text:span><text:span text:style-name="T22">driven</text:span><text:span text:style-name="T10"> his own </text:span><text:span text:style-name="T10">plane, </text:span><text:span text:style-name="T22">"The St. Marie" to Japan </text:span><text:span text:style-name="T10">where he had been received </text:span><text:span text:style-name="T10">with great honors and the </text:span><text:span text:style-name="T11">Japanese Government had </text:span><text:span text:style-name="T11">bought his invention for </text:span><text:span text:style-name="T11">making airplanes silent.</text:span></text:p>
          </table:table-cell>
          <table:table-cell table:number-columns-repeated="1019"/>
        </table:table-row>
        <table:table-row table:style-name="ro4">
          <table:table-cell/>
          <table:table-cell office:value-type="string">
            <text:p>235</text:p>
          </table:table-cell>
          <table:table-cell table:style-name="ce13" office:value-type="string">
            <text:p>Fall of 1928.</text:p>
          </table:table-cell>
          <table:table-cell/>
          <table:table-cell table:style-name="ce1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9">
          <table:table-cell office:value-type="string">
            <text:p>25</text:p>
          </table:table-cell>
          <table:table-cell office:value-type="string">
            <text:p>277, 278</text:p>
          </table:table-cell>
          <table:table-cell office:value-type="string">
            <text:p>April, 1930</text:p>
          </table:table-cell>
          <table:table-cell/>
          <table:table-cell table:style-name="ce11" office:value-type="string">
            <text:p><text:span text:style-name="T10"><text:s/></text:span><text:span text:style-name="T10">At that time they knew nothing </text:span><text:span text:style-name="T10">about his long years of secret </text:span><text:span text:style-name="T10">work and his great inventions, </text:span><text:span text:style-name="T10">but they soon learned the value </text:span><text:span text:style-name="T10">of his discovery and</text:span><text:span text:style-name="T13"> </text:span><text:span text:style-name="T12">patent </text:span><text:span text:style-name="T12">which he had sold to Japan, </text:span><text:span text:style-name="T12">-- the muffler which </text:span><text:span text:style-name="T11">made the </text:span><text:span text:style-name="T11">airplane silent</text:span><text:span text:style-name="T10">. <text:s/></text:span><text:span text:style-name="T13"><text:s/>The United </text:span><text:span text:style-name="T13">States Government fearing that </text:span><text:span text:style-name="T13">Japan </text:span><text:span text:style-name="T10">would make the first </text:span><text:span text:style-name="T10">attack on the Pacific Coast </text:span><text:span text:style-name="T10">either around Los Angeles or </text:span><text:span text:style-name="T10">San Francisco, rushed the </text:span><text:span text:style-name="T10">battle fleet to the Pacific. This </text:span><text:span text:style-name="T10">proved to be one of the </text:span><text:span text:style-name="T10">greatest mistakes of the war. </text:span><text:span text:style-name="T10">As soon as the battleships </text:span><text:span text:style-name="T10">cruised into the Pacific, </text:span><text:span text:style-name="T11">Japan </text:span><text:span text:style-name="T11">attacked from the air with </text:span><text:span text:style-name="T11">their noiseless airplanes and </text:span><text:span text:style-name="T11">began dropping deadly </text:span><text:span text:style-name="T11">bombs from great heights. </text:span><text:span text:style-name="T10">The anti-aircraft guns from the </text:span><text:span text:style-name="T10">decks of the battleships were </text:span><text:span text:style-name="T10">powerless to reach the </text:span><text:span text:style-name="T10">bombing planes at such great </text:span><text:span text:style-name="T10">heights.</text:span><text:span text:style-name="T13"> They knew that </text:span><text:span text:style-name="T12">Japan </text:span><text:span text:style-name="T12">had some </text:span><text:span text:style-name="T11">invention that was </text:span><text:span text:style-name="T11">superior to ours which </text:span><text:span text:style-name="T11">enabled them to reach such </text:span><text:span text:style-name="T11">great heights that their </text:span><text:span text:style-name="T11">airships were practically </text:span><text:span text:style-name="T11">immune from attack.</text:span></text:p>
          </table:table-cell>
          <table:table-cell table:number-columns-repeated="1019"/>
        </table:table-row>
        <table:table-row table:style-name="ro24">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follow up </text:span><text:span text:style-name="T10">her victory gained on the water </text:span><text:span text:style-name="T10">by attacking Los Angeles from </text:span><text:span text:style-name="T10">the air in the</text:span></text:p>
            <text:p><text:span text:style-name="T10">middle of May. </text:span><text:span text:style-name="T11">Here again the </text:span><text:span text:style-name="T11">great value of the silent </text:span><text:span text:style-name="T11">motor was proved</text:span><text:span text:style-name="T10"> and the </text:span><text:span text:style-name="T10">height to which the Japanese </text:span><text:span text:style-name="T10">plane could rise. As the enemy </text:span><text:span text:style-name="T10">stole over the city in the silence </text:span><text:span text:style-name="T10">of the night, not a sound could </text:span><text:span text:style-name="T10">be heard from their motors at </text:span><text:span text:style-name="T10">the great heights which they </text:span><text:span text:style-name="T10">were sailing. <text:s/></text:span><text:span text:style-name="T13"><text:s/>Then the giant </text:span><text:span text:style-name="T13">aircraft guns were trained on </text:span><text:span text:style-name="T13">the enemy, </text:span><text:span text:style-name="T10">but the distance </text:span><text:span text:style-name="T10">was so great and the planes </text:span><text:span text:style-name="T10">moving so swiftly, that they </text:span><text:span text:style-name="T10">were unable to do much </text:span><text:span text:style-name="T10">damage. <text:s/></text:span><text:span text:style-name="T13"><text:s/>They only </text:span><text:span text:style-name="T13">succeeded in bringing down </text:span><text:span text:style-name="T13">three of the bombing </text:span><text:span text:style-name="T10">planes. </text:span><text:span text:style-name="T10">The United States scouting </text:span><text:span text:style-name="T10">planes were sent out </text:span><text:span text:style-name="T10">immediately, followed by the </text:span><text:span text:style-name="T10">fighting planes</text:span></text:p>
            <text:p><text:span text:style-name="T10">carrying 6-inch guns. They </text:span><text:span text:style-name="T10">found that the </text:span><text:span text:style-name="T11">Japanese </text:span><text:span text:style-name="T11">planes were dropping bombs </text:span><text:span text:style-name="T11">from a height of 60,000 to </text:span><text:span text:style-name="T11">80,000 feet</text:span><text:span text:style-name="T10"> and the United </text:span><text:span text:style-name="T10">States planes were unable to </text:span><text:span text:style-name="T10">rise high enough to attack </text:span><text:span text:style-name="T10">them.</text:span></text:p>
          </table:table-cell>
          <table:table-cell table:number-columns-repeated="1019"/>
        </table:table-row>
        <table:table-row table:style-name="ro5">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1">noiseless</text:span> put the United States at a great disadvantage.</text:p>
          </table:table-cell>
          <table:table-cell table:number-columns-repeated="1019"/>
        </table:table-row>
        <table:table-row table:style-name="ro1" table:number-rows-repeated="1048566">
          <table:table-cell table:number-columns-repeated="1024"/>
        </table:table-row>
        <table:table-row table:style-name="ro1">
          <table:table-cell table:number-columns-repeated="1024"/>
        </table:table-row>
      </table:table>
      <table:table table:name="Tel-talk" table:style-name="ta1" table:print="false">
        <table:table-column table:style-name="co17" table:default-cell-style-name="ce7"/>
        <table:table-column table:style-name="co18" table:default-cell-style-name="ce7"/>
        <table:table-column table:style-name="co19" table:default-cell-style-name="ce7"/>
        <table:table-column table:style-name="co4" table:default-cell-style-name="ce7"/>
        <table:table-column table:style-name="co20" table:default-cell-style-name="ce7"/>
        <table:table-column table:style-name="co21"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25">
          <table:table-cell office:value-type="string">
            <text:p>19</text:p>
          </table:table-cell>
          <table:table-cell office:value-type="string">
            <text:p>229</text:p>
          </table:table-cell>
          <table:table-cell office:value-type="string">
            <text:p>Current timestamp is June 1928</text:p>
          </table:table-cell>
          <table:table-cell/>
          <table:table-cell table:style-name="ce25" office:value-type="string">
            <text:p><text:span text:style-name="T10"><text:s/></text:span><text:span text:style-name="T10">Walter Kennelworth was </text:span><text:span text:style-name="T10">graduated from Columbia </text:span><text:span text:style-name="T10">College in June and prepared </text:span><text:span text:style-name="T10">to work with Robert in the </text:span><text:span text:style-name="T10">office. Edna Quinton had </text:span><text:span text:style-name="T10">proved to be a faithful </text:span><text:span text:style-name="T10">employee and a valuable aid to </text:span><text:span text:style-name="T10">Robert. She had taken care of </text:span><text:span text:style-name="T10">his business and looked after </text:span><text:span text:style-name="T10">his financial transactions while </text:span><text:span text:style-name="T10">he was away. Robert soon </text:span><text:span text:style-name="T10">went to work, on a new </text:span><text:span text:style-name="T10">invention, and perfected a </text:span><text:span text:style-name="T10">machine to read the minds of </text:span><text:span text:style-name="T10">people a short distance away </text:span><text:span text:style-name="T10">and </text:span><text:span text:style-name="T11">also a machine which he </text:span><text:span text:style-name="T11">named the "Tel-talk." This </text:span><text:span text:style-name="T11">machine was made on the </text:span><text:span text:style-name="T11">principle of the radio; by </text:span><text:span text:style-name="T11">raising and lowering it at </text:span><text:span text:style-name="T11">certain angles it would </text:span><text:span text:style-name="T11">record all the conferences in </text:span><text:span text:style-name="T11">the different buildings in Wall </text:span><text:span text:style-name="T11">Street. Robert also used this </text:span><text:span text:style-name="T11">machine to get reports on all </text:span><text:span text:style-name="T11">the conferences of the big </text:span><text:span text:style-name="T11">manipulators. </text:span><text:span text:style-name="T10">He knew that </text:span><text:span text:style-name="T10">manipulators in Wall Street </text:span><text:span text:style-name="T10">suspected that in some way he </text:span><text:span text:style-name="T10">understood their plans as he </text:span><text:span text:style-name="T10">was making money too fast and </text:span><text:span text:style-name="T10">they were </text:span><text:span text:style-name="T22">conspiring to find a </text:span><text:span text:style-name="T22">way to get him</text:span><text:span text:style-name="T23"> wrong on the </text:span><text:span text:style-name="T23">market</text:span><text:span text:style-name="T13"> and break him. </text:span><text:span text:style-name="T12">They </text:span><text:span text:style-name="T12">changed </text:span><text:span text:style-name="T11">their plans often but </text:span><text:span text:style-name="T11">found that each time Robert </text:span><text:span text:style-name="T11">was on the right side of the </text:span><text:span text:style-name="T11">market.</text:span><text:span text:style-name="T10"> Even his friend Walter </text:span><text:span text:style-name="T10">knew nothing about Robert's </text:span><text:span text:style-name="T10">latest invention. He kept it in a </text:span><text:span text:style-name="T10">secret room, and no one had </text:span><text:span text:style-name="T10">ever seen it but himself. It was </text:span><text:span text:style-name="T10">a very </text:span><text:span text:style-name="T11">delicate little machine </text:span><text:span text:style-name="T11">with indicators like a </text:span><text:span text:style-name="T11">compass, delicately balanced </text:span><text:span text:style-name="T11">and operated by electricity.</text:span><text:span text:style-name="T10"> </text:span><text:span text:style-name="T10">His success was causing great </text:span><text:span text:style-name="T10">excitement and schemers </text:span><text:span text:style-name="T10">wanted to get his secret. They </text:span><text:span text:style-name="T10">knew that Edna Quinton had </text:span><text:span text:style-name="T10">been in his office ever since he </text:span><text:span text:style-name="T10">was in New York.</text:span></text:p>
          </table:table-cell>
          <table:table-cell/>
        </table:table-row>
        <table:table-row table:style-name="ro1" table:number-rows-repeated="74">
          <table:table-cell table:number-columns-repeated="6"/>
        </table:table-row>
        <table:table-row table:style-name="ro1">
          <table:table-cell table:number-columns-repeated="6"/>
        </table:table-row>
      </table:table>
      <table:table table:name="Machine for recording minds" table:style-name="ta1" table:print="false">
        <table:table-column table:style-name="co22" table:default-cell-style-name="ce7"/>
        <table:table-column table:style-name="co23" table:default-cell-style-name="ce7"/>
        <table:table-column table:style-name="co24" table:default-cell-style-name="ce7"/>
        <table:table-column table:style-name="co4" table:default-cell-style-name="ce7"/>
        <table:table-column table:style-name="co25" table:default-cell-style-name="ce7"/>
        <table:table-column table:style-name="co26"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26">
          <table:table-cell office:value-type="string">
            <text:p>19</text:p>
          </table:table-cell>
          <table:table-cell office:value-type="string">
            <text:p>229</text:p>
          </table:table-cell>
          <table:table-cell office:value-type="string">
            <text:p>Current timestamp is June 1928</text:p>
          </table:table-cell>
          <table:table-cell/>
          <table:table-cell table:style-name="ce17" office:value-type="string">
            <text:p><text:span text:style-name="T10"><text:s/></text:span><text:span text:style-name="T10">Walter Kennelworth was </text:span><text:span text:style-name="T10">graduated from Columbia </text:span><text:span text:style-name="T10">College in June and prepared </text:span><text:span text:style-name="T10">to work with Robert in</text:span></text:p>
            <text:p><text:span text:style-name="T10">the office. Edna Quinton had </text:span><text:span text:style-name="T10">proved to be a faithful </text:span><text:span text:style-name="T10">employee and a valuable aid to </text:span><text:span text:style-name="T10">Robert. She had taken care of </text:span><text:span text:style-name="T10">his business and looked after </text:span><text:span text:style-name="T10">his financial transactions while </text:span><text:span text:style-name="T10">he was away. Robert soon </text:span><text:span text:style-name="T10">went to work, on a new </text:span><text:span text:style-name="T10">invention, and </text:span><text:span text:style-name="T11">perfected a </text:span><text:span text:style-name="T11">machine to read the minds of </text:span><text:span text:style-name="T11">people a short distance away </text:span><text:span text:style-name="T10">and also a machine which he </text:span><text:span text:style-name="T10">named the "Tel-talk." This </text:span><text:span text:style-name="T10">machine was made on the </text:span><text:span text:style-name="T10">principle of the radio; by raising </text:span><text:span text:style-name="T10">and lowering it at certain angles </text:span><text:span text:style-name="T10">it would record all the </text:span><text:span text:style-name="T10">conferences in the different </text:span><text:span text:style-name="T10">buildings in Wall Street. Robert </text:span><text:span text:style-name="T10">also used this machine to get </text:span><text:span text:style-name="T10">reports on all the conferences </text:span><text:span text:style-name="T10">of the big manipulators. He </text:span><text:span text:style-name="T10">knew that manipulators in Wall </text:span><text:span text:style-name="T10">Street suspected that in some </text:span><text:span text:style-name="T10">way he understood their plans </text:span><text:span text:style-name="T10">as he was making money too </text:span><text:span text:style-name="T10">fast and they were conspiring to </text:span><text:span text:style-name="T10">find a way to get him</text:span><text:span text:style-name="T13"> wrong on </text:span><text:span text:style-name="T13">the market and break him. They </text:span><text:span text:style-name="T13">changed </text:span><text:span text:style-name="T10">their plans often but </text:span><text:span text:style-name="T10">found that each time Robert </text:span><text:span text:style-name="T10">was on the right side of the </text:span><text:span text:style-name="T10">market. Even his friend Walter </text:span><text:span text:style-name="T10">knew nothing about Robert's </text:span><text:span text:style-name="T10">latest invention. He kept it in a </text:span><text:span text:style-name="T10">secret room, and no one had </text:span><text:span text:style-name="T10">ever seen it but himself. It was </text:span><text:span text:style-name="T10">a very delicate little machine </text:span><text:span text:style-name="T10">with indicators like a compass, </text:span><text:span text:style-name="T10">delicately balanced and </text:span><text:span text:style-name="T10">operated by electricity. His </text:span><text:span text:style-name="T10">success was causing great </text:span><text:span text:style-name="T10">excitement and schemers </text:span><text:span text:style-name="T10">wanted to get his secret. They </text:span><text:span text:style-name="T10">knew that Edna Quinton had </text:span><text:span text:style-name="T10">been in his office ever since he </text:span><text:span text:style-name="T10">was in New York.</text:span></text:p>
          </table:table-cell>
          <table:table-cell/>
        </table:table-row>
        <table:table-row table:style-name="ro27">
          <table:table-cell office:value-type="string">
            <text:p>19</text:p>
          </table:table-cell>
          <table:table-cell office:value-type="string">
            <text:p>230, 231</text:p>
          </table:table-cell>
          <table:table-cell office:value-type="string">
            <text:p>Current timestamp is June 1928</text:p>
          </table:table-cell>
          <table:table-cell/>
          <table:table-cell table:style-name="ce25" office:value-type="string">
            <text:p><text:span text:style-name="T10"><text:s/></text:span><text:span text:style-name="T10">Before she had time to tell him </text:span><text:span text:style-name="T10">what had happened the night </text:span><text:span text:style-name="T10">before, he called her into his </text:span><text:span text:style-name="T10">secret office, the room that she </text:span><text:span text:style-name="T10">had never seen before. There </text:span><text:span text:style-name="T10">she saw all kinds of strange </text:span><text:span text:style-name="T10">instruments which she knew </text:span><text:span text:style-name="T10">must be some of his new </text:span><text:span text:style-name="T10">inventions. He took her to a </text:span><text:span text:style-name="T11">little machine in the corner of </text:span><text:span text:style-name="T11">the room and showed her </text:span><text:span text:style-name="T11">some peculiar lines that the </text:span><text:span text:style-name="T11">machine had recorded on the </text:span><text:span text:style-name="T11">paper the night before.</text:span><text:span text:style-name="T10"> He </text:span><text:span text:style-name="T10">told her that his </text:span><text:span text:style-name="T11">machine </text:span><text:span text:style-name="T11">received the impressions of </text:span><text:span text:style-name="T11">people's minds and recorded </text:span><text:span text:style-name="T11">their </text:span><text:span text:style-name="T12"><text:s/>thoughts,</text:span><text:span text:style-name="T13"> </text:span><text:span text:style-name="T12">especially </text:span><text:span text:style-name="T12">when they were greatly </text:span><text:span text:style-name="T12">excited or </text:span><text:span text:style-name="T11">interested</text:span><text:span text:style-name="T10"> in any </text:span><text:span text:style-name="T10">matter. He read to her from the </text:span><text:span text:style-name="T11">record on the machine in </text:span><text:span text:style-name="T11">substance</text:span><text:span text:style-name="T10"> exactly what had </text:span><text:span text:style-name="T10">been said to her the night </text:span><text:span text:style-name="T10">before. Then he turned to the </text:span><text:span text:style-name="T10">Bible and showed her where it </text:span><text:span text:style-name="T10">said "Everything that is </text:span><text:span text:style-name="T10">concealed will be revealed, and </text:span><text:span text:style-name="T10">everything that is covered will </text:span><text:span text:style-name="T10">be uncovered." Edna was more </text:span><text:span text:style-name="T10">excited than she had ever been </text:span><text:span text:style-name="T10">in her life. She knew that the </text:span><text:span text:style-name="T10">machine had revealed the truth. </text:span><text:span text:style-name="T10">Then said to Mr. Gordon that </text:span><text:span text:style-name="T10">she had intended to tell him </text:span><text:span text:style-name="T10">that morning just what had </text:span><text:span text:style-name="T10">happened and hoped that he </text:span><text:span text:style-name="T10">would believe that she was </text:span><text:span text:style-name="T10">loyal to him and had refused to </text:span><text:span text:style-name="T10">accept a bribe. </text:span><text:span text:style-name="T11">[RG] then </text:span><text:span text:style-name="T11">showed her another record </text:span><text:span text:style-name="T11">on the machine like a </text:span><text:span text:style-name="T11">phonograph record which </text:span><text:span text:style-name="T11">would record people's </text:span><text:span text:style-name="T11">thoughts</text:span><text:span text:style-name="T10"> and told her that it </text:span><text:span text:style-name="T10">indicated just what she had </text:span><text:span text:style-name="T10">been thinking about. </text:span><text:span text:style-name="T11">The </text:span><text:span text:style-name="T11">machine had read her mind </text:span><text:span text:style-name="T11">and recorded her thoughts.</text:span><text:span text:style-name="T10"> </text:span><text:span text:style-name="T10">He assured her that he did </text:span><text:span text:style-name="T10">believe her and trust her. Edna </text:span><text:span text:style-name="T10">was moved to tears at this </text:span><text:span text:style-name="T10">great confidence. She knew </text:span><text:span text:style-name="T10">that never before had she been </text:span><text:span text:style-name="T10">permitted to see this secret </text:span><text:span text:style-name="T10">room and while she knew of </text:span><text:span text:style-name="T10">Robert's great love for Marie, </text:span><text:span text:style-name="T10">she felt that this confidence he </text:span><text:span text:style-name="T10">had placed in her was more </text:span><text:span text:style-name="T10">than a matter of business </text:span><text:span text:style-name="T10">confidence and that he had </text:span><text:span text:style-name="T10">some love for her. She had </text:span><text:span text:style-name="T10">always admired him but had </text:span><text:span text:style-name="T10">never thought of loving him. </text:span><text:span text:style-name="T11">Now she knew that she did </text:span><text:span text:style-name="T11">love him.</text:span></text:p>
          </table:table-cell>
          <table:table-cell/>
        </table:table-row>
        <table:table-row table:style-name="ro1">
          <table:table-cell table:style-name="Default" table:number-columns-repeated="5"/>
          <table:table-cell/>
        </table:table-row>
        <table:table-row table:style-name="ro1" table:number-rows-repeated="92">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8">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25" office:value-type="string">
            <text:p><text:span text:style-name="T10"><text:s/></text:span><text:span text:style-name="T10">In the Fall of 1928, </text:span><text:span text:style-name="T11">Robert and </text:span><text:span text:style-name="T11">Walter completed an </text:span><text:span text:style-name="T11">invention of</text:span><text:span text:style-name="T10"> </text:span><text:span text:style-name="T11">Sun-mirrors</text:span><text:span text:style-name="T10">, </text:span><text:span text:style-name="T10">whereby they were able to </text:span><text:span text:style-name="T11">collect the rays from the sun </text:span><text:span text:style-name="T11">and produce heat powerful </text:span><text:span text:style-name="T11">enough to melt down </text:span><text:span text:style-name="T11">skyscrapers in a few </text:span><text:span text:style-name="T11">minutes. With these mirrors </text:span><text:span text:style-name="T11">and the aid of electricity, they </text:span><text:span text:style-name="T11">discovered a powerful light </text:span><text:span text:style-name="T11">ray </text:span><text:span text:style-name="T22">Robert knew that this was </text:span><text:span text:style-name="T22">going to be of great value in the </text:span><text:span text:style-name="T22">coming war. </text:span><text:span text:style-name="T10">They named this </text:span><text:span text:style-name="T10">machine </text:span><text:span text:style-name="T11">"The Demon of </text:span><text:span text:style-name="T11">Death."</text:span><text:span text:style-name="T10"> Miss Quinton had been </text:span><text:span text:style-name="T10">very much interested in this </text:span><text:span text:style-name="T10">machine during the course of </text:span><text:span text:style-name="T10">construction, and </text:span><text:span text:style-name="T11">she named it </text:span><text:span text:style-name="T11">"Spit-Fire"</text:span><text:span text:style-name="T10"> because </text:span><text:span text:style-name="T11">it could </text:span><text:span text:style-name="T11">send forth such powerful </text:span><text:span text:style-name="T11">sparks of fire, destroying </text:span><text:span text:style-name="T11">instantly any metal that it </text:span><text:span text:style-name="T11">touched.</text:span><text:span text:style-name="T10"> They held a </text:span><text:span text:style-name="T10">conference and agreed that this </text:span><text:span text:style-name="T10">new discovery must be kept </text:span><text:span text:style-name="T10">secret and should never be </text:span><text:span text:style-name="T10">used except in the defense of </text:span><text:span text:style-name="T10">the United States in time of war </text:span><text:span text:style-name="T10">and only then if our country was </text:span><text:span text:style-name="T10">in dire peril and unable to cope </text:span><text:span text:style-name="T10">with the enemy. There was one </text:span><text:span text:style-name="T13">secret connected with the </text:span><text:span text:style-name="T13">machine that only Robert </text:span><text:span text:style-name="T10">knew. </text:span><text:span text:style-name="T10">They intended to start to build a </text:span><text:span text:style-name="T10">giant airship in a short time </text:span><text:span text:style-name="T10">equipped with "The Demon of </text:span><text:span text:style-name="T10">Death." They figured it would </text:span><text:span text:style-name="T10">send a </text:span><text:span text:style-name="T11">powerful death ray </text:span><text:span text:style-name="T11">3000 to 5000 miles through </text:span><text:span text:style-name="T11">space, destroying everything </text:span><text:span text:style-name="T11">within a radius of 700 miles. </text:span><text:span text:style-name="T10">Work was started on the new </text:span><text:span text:style-name="T10">machine with all secrecy. It had </text:span><text:span text:style-name="T10">already been christened "Marie </text:span><text:span text:style-name="T10">the Angel of Mercy."</text:span></text:p>
          </table:table-cell>
          <table:table-cell office:value-type="string">
            <text:p>MAM is equipped with the DOD</text:p>
          </table:table-cell>
          <table:table-cell table:number-columns-repeated="1018"/>
        </table:table-row>
        <table:table-row table:style-name="ro24">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he Demon of Death," which Robert had worked on untiringly day and night, was a great triumph for him, but his wonderful energy had been exhausted.</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8">
          <table:table-cell office:value-type="string">
            <text:p>19</text:p>
          </table:table-cell>
          <table:table-cell office:value-type="string">
            <text:p>235</text:p>
          </table:table-cell>
          <table:table-cell office:value-type="string">
            <text:p>Fall of 1928</text:p>
          </table:table-cell>
          <table:table-cell/>
          <table:table-cell table:style-name="ce17" office:value-type="string">
            <text:p><text:span text:style-name="T10"><text:s/></text:span><text:span text:style-name="T10">Everything moved along </text:span><text:span text:style-name="T10">smoothly after this. Walter and </text:span><text:span text:style-name="T10">Edna were happy in their work </text:span><text:span text:style-name="T10">and the Fall of 1928</text:span></text:p>
            <text:p><text:span text:style-name="T10">rewarded them with a new and </text:span><text:span text:style-name="T10">wonderful discovery. They had </text:span><text:span text:style-name="T10">been able to perfect a </text:span><text:span text:style-name="T11">machine </text:span><text:span text:style-name="T11">which would</text:span></text:p>
            <text:p><text:span text:style-name="T11">reflect light in such a way as </text:span><text:span text:style-name="T11">to make an airplane invisible</text:span><text:span text:style-name="T10"> </text:span><text:span text:style-name="T10">and this, together with Robert's </text:span><text:span text:style-name="T10">noiseless invention, </text:span><text:span text:style-name="T11">solved the </text:span><text:span text:style-name="T11">problem</text:span><text:span text:style-name="T10">. He knew now that in </text:span><text:span text:style-name="T10">time of war,</text:span><text:span text:style-name="T11"> the plane could </text:span><text:span text:style-name="T11">be used to sneak upon the </text:span><text:span text:style-name="T11">enemy and that they would </text:span><text:span text:style-name="T11">be unable to see or hear it</text:span><text:span text:style-name="T10">. </text:span><text:span text:style-name="T10">After holding a conference, they </text:span><text:span text:style-name="T10">decided that this invention, as </text:span><text:span text:style-name="T10">well as "The Demon of Death" </text:span><text:span text:style-name="T10">should not be patented or </text:span><text:span text:style-name="T10">offered for sale to any </text:span><text:span text:style-name="T10">Government, that they would </text:span><text:span text:style-name="T10">test it out and keep it a secret. </text:span><text:span text:style-name="T10">Here Robert's great generosity </text:span><text:span text:style-name="T10">showed itself again when he </text:span><text:span text:style-name="T10">decided that this invention </text:span><text:span text:style-name="T10">should be used in time of </text:span><text:span text:style-name="T10">greatest need for the benefit of </text:span><text:span text:style-name="T10">the United States. Walter said, </text:span><text:span text:style-name="T10">"Robert, love indeed does </text:span><text:span text:style-name="T10">make a great man, makes him </text:span><text:span text:style-name="T10">unselfish, causes him to think </text:span><text:span text:style-name="T10">of his country, of his mother, his </text:span><text:span text:style-name="T10">sweetheart and everything else </text:span><text:span text:style-name="T10">before himself. No wonder you </text:span><text:span text:style-name="T10">are making a success and </text:span><text:span text:style-name="T10">always will, because you are </text:span><text:span text:style-name="T10">doing right."</text:span></text:p>
          </table:table-cell>
          <table:table-cell office:value-type="string">
            <text:p>Regarding “solved the problem”, what is the problem referred to?</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26" office:value-type="string">
            <text:p>rluu: Post #22032 responds to someone who suggests that MaoM might be Venus angles of Mercury.</text:p>
          </table:table-cell>
          <table:table-cell table:style-name="ce2" table:number-columns-repeated="5"/>
          <table:table-cell table:number-columns-repeated="1018"/>
        </table:table-row>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9">
          <table:table-cell office:value-type="string">
            <text:p>19</text:p>
          </table:table-cell>
          <table:table-cell office:value-type="string">
            <text:p>234</text:p>
          </table:table-cell>
          <table:table-cell office:value-type="string">
            <text:p>Fall of 1928</text:p>
          </table:table-cell>
          <table:table-cell/>
          <table:table-cell table:style-name="ce17" office:value-type="string">
            <text:p><text:span text:style-name="T10"><text:s/></text:span><text:span text:style-name="T10">In the Fall of 1928, Robert and </text:span><text:span text:style-name="T10">Walter completed an invention </text:span><text:span text:style-name="T10">of Sun-mirrors, whereby they </text:span><text:span text:style-name="T10">were able to</text:span></text:p>
            <text:p><text:span text:style-name="T10">collect the rays from the sun </text:span><text:span text:style-name="T10">and produce heat powerful </text:span><text:span text:style-name="T10">enough to melt down </text:span><text:span text:style-name="T10">skyscrapers in a few minutes. </text:span><text:span text:style-name="T10">With these mirrors and the aid </text:span><text:span text:style-name="T10">of electricity, they discovered a </text:span><text:span text:style-name="T10">powerful light ray Robert knew </text:span><text:span text:style-name="T10">that this was going to be of </text:span><text:span text:style-name="T10">great value in the coming war. </text:span><text:span text:style-name="T10">They named this machine "The </text:span><text:span text:style-name="T10">Demon of Death." Miss Quinton </text:span><text:span text:style-name="T10">had been very much interested </text:span><text:span text:style-name="T10">in this machine during the </text:span><text:span text:style-name="T10">course of construction, and she </text:span><text:span text:style-name="T10">named it "Spit-Fire" because it </text:span><text:span text:style-name="T10">could send forth such powerful </text:span><text:span text:style-name="T10">sparks of fire, destroying </text:span><text:span text:style-name="T10">instantly any metal that it </text:span><text:span text:style-name="T10">touched. They held a </text:span><text:span text:style-name="T10">conference and agreed that this </text:span><text:span text:style-name="T10">new discovery must be kept </text:span><text:span text:style-name="T10">secret and should never be </text:span><text:span text:style-name="T10">used except in the defense of </text:span><text:span text:style-name="T10">the United States in time of war </text:span><text:span text:style-name="T10">and only then if our country was </text:span><text:span text:style-name="T10">in dire peril and unable to cope </text:span><text:span text:style-name="T10">with the enemy. There was one </text:span><text:span text:style-name="T13">secret connected with the </text:span><text:span text:style-name="T13">machine that only Robert </text:span><text:span text:style-name="T10">knew. </text:span><text:span text:style-name="T11">They intended to start to </text:span><text:span text:style-name="T11">build a giant airship in a </text:span><text:span text:style-name="T11">short time equipped with </text:span><text:span text:style-name="T11">"The Demon of Death." They </text:span><text:span text:style-name="T11">figured it would send a </text:span><text:span text:style-name="T11">powerful death ray 3000 to </text:span><text:span text:style-name="T11">5000 miles through space, </text:span><text:span text:style-name="T11">destroying everything within </text:span><text:span text:style-name="T11">a radius of 700 miles. Work </text:span><text:span text:style-name="T11">was started on the new </text:span><text:span text:style-name="T11">machine with all secrecy. It </text:span><text:span text:style-name="T11">had already been christened </text:span><text:span text:style-name="T11">"Marie the Angel of Mercy."</text:span></text:p>
          </table:table-cell>
          <table:table-cell office:value-type="string">
            <text:p>MAM is equipped with the DOD</text:p>
          </table:table-cell>
          <table:table-cell table:number-columns-repeated="1018"/>
        </table:table-row>
        <table:table-row table:style-name="ro16">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text:span><text:span text:style-name="T10">made in aviation. Airplanes </text:span><text:span text:style-name="T10">were carrying mail at the rate of </text:span><text:span text:style-name="T10">300 miles per hour. Passenger </text:span><text:span text:style-name="T10">lines were now starting all over </text:span><text:span text:style-name="T10">the United States.</text:span><text:span text:style-name="T11"> "Marie the </text:span><text:span text:style-name="T11">Angel of Mercy," Robert's </text:span><text:span text:style-name="T11">great ship, was rapidly </text:span><text:span text:style-name="T11">nearing completion.</text:span><text:span text:style-name="T10"> The new </text:span><text:span text:style-name="T11">12-cylinder motor </text:span><text:span text:style-name="T10">had been </text:span><text:span text:style-name="T10">tested and the engineers had </text:span><text:span text:style-name="T10">estimated that they would attain </text:span><text:span text:style-name="T10">a</text:span><text:span text:style-name="T11"> speed</text:span></text:p>
            <text:p><text:span text:style-name="T11">of 1000 miles per hour</text:span><text:span text:style-name="T10">. </text:span><text:span text:style-name="T10">Robert was elated over the </text:span><text:span text:style-name="T10">success and knew that he </text:span><text:span text:style-name="T10">would now be prepared to help </text:span><text:span text:style-name="T10">his country in time of its </text:span><text:span text:style-name="T10">greatest need.</text:span></text:p>
          </table:table-cell>
          <table:table-cell table:number-columns-repeated="1019"/>
        </table:table-row>
        <table:table-row table:style-name="ro17">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7" office:value-type="string">
            <text:p><text:span text:style-name="T10"><text:s/></text:span><text:span text:style-name="T10">The new ship "Marie, the Angel </text:span><text:span text:style-name="T10">of Mercy," was now about </text:span><text:span text:style-name="T10">perfected, but Robert intended </text:span><text:span text:style-name="T10">that this should never be made</text:span></text:p>
            <text:p><text:span text:style-name="T10">known to the public until he had </text:span><text:span text:style-name="T10">it in perfect working order and it </text:span><text:span text:style-name="T10">was a success beyond doubt.</text:span></text:p>
          </table:table-cell>
          <table:table-cell table:number-columns-repeated="1019"/>
        </table:table-row>
        <table:table-row table:style-name="ro16">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text:span><text:span text:style-name="T10">gas] must be kept a secret until </text:span><text:span text:style-name="T10">time of war when with the new </text:span><text:span text:style-name="T10">ship "Marie the Angel of </text:span><text:span text:style-name="T10">Mercy," traveling</text:span><text:span text:style-name="T11"> 1000 miles </text:span><text:span text:style-name="T11">an hour</text:span><text:span text:style-name="T10">, they could go from </text:span><text:span text:style-name="T10">one city to another or from one </text:span><text:span text:style-name="T10">battlefield to another, </text:span><text:span text:style-name="T11">release </text:span><text:span text:style-name="T11">the gas and put everyone to </text:span><text:span text:style-name="T11">sleep for 7 days</text:span><text:span text:style-name="T10">. In the </text:span><text:span text:style-name="T10">meantime, with "The Demon of </text:span><text:span text:style-name="T10">Death" -- they could destroy the </text:span><text:span text:style-name="T10">enemy's bases and </text:span><text:span text:style-name="T10">fortifications; would be able to </text:span><text:span text:style-name="T10">make their own peace terms </text:span><text:span text:style-name="T10">with the enemy and at the </text:span><text:span text:style-name="T10">same time</text:span></text:p>
            <text:p><text:span text:style-name="T10">obey the divine command of </text:span><text:span text:style-name="T10">God "Thou shalt not kill.”</text:span></text:p>
          </table:table-cell>
          <table:table-cell office:value-type="string">
            <text:p>MAM can utilize sleeping gas.</text:p>
          </table:table-cell>
          <table:table-cell table:number-columns-repeated="1018"/>
        </table:table-row>
        <table:table-row table:style-name="ro1" table:number-rows-repeated="1048569">
          <table:table-cell table:number-columns-repeated="1024"/>
        </table:table-row>
        <table:table-row table:style-name="ro1">
          <table:table-cell table:number-columns-repeated="1024"/>
        </table:table-row>
      </table:table>
      <table:table table:name="Pocket Radio" table:style-name="ta1" table:print="false">
        <table:table-column table:style-name="co28" table:default-cell-style-name="ce7"/>
        <table:table-column table:style-name="co12" table:default-cell-style-name="ce7"/>
        <table:table-column table:style-name="co41" table:default-cell-style-name="ce7"/>
        <table:table-column table:style-name="co4" table:default-cell-style-name="ce7"/>
        <table:table-column table:style-name="co25"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0">
          <table:table-cell office:value-type="string">
            <text:p>20</text:p>
          </table:table-cell>
          <table:table-cell office:value-type="string">
            <text:p>238</text:p>
          </table:table-cell>
          <table:table-cell office:value-type="string">
            <text:p>No timestamp given but previous timestamp to this is approaching the end of 1928. <text:s/></text:p>
          </table:table-cell>
          <table:table-cell/>
          <table:table-cell table:style-name="ce27" office:value-type="string">
            <text:p><text:span text:style-name="T10"><text:s/></text:span><text:span text:style-name="T10">With the great progress in </text:span><text:span text:style-name="T10">radio messages thru the air, </text:span><text:span text:style-name="T10">and radiograms, Robert knew </text:span><text:span text:style-name="T10">that in time of war, </text:span><text:span text:style-name="T24"><text:s/>secret </text:span><text:span text:style-name="T24">communications would be </text:span><text:span text:style-name="T24">necessary. Spies could </text:span><text:span text:style-name="T10">steal </text:span><text:span text:style-name="T10">codes, and messages sent over </text:span><text:span text:style-name="T10">the radio could be interpreted; </text:span><text:span text:style-name="T10">therefore, one of the great </text:span><text:span text:style-name="T10">needs for the war in the air </text:span><text:span text:style-name="T10">would be a way to </text:span><text:span text:style-name="T10">communicate without detection. </text:span><text:span text:style-name="T10">He finally succeeded in </text:span><text:span text:style-name="T10">completing what he called "The </text:span><text:span text:style-name="T10">Pocket Radio."</text:span><text:span text:style-name="T11"> It was no </text:span><text:span text:style-name="T11">larger than a watch and </text:span><text:span text:style-name="T11">worked on the same principle </text:span><text:span text:style-name="T11">of his machine for recording </text:span><text:span text:style-name="T11">the thoughts of people, only </text:span><text:span text:style-name="T11">the instrument had to be </text:span><text:span text:style-name="T11">used by two people who </text:span><text:span text:style-name="T11">understood how to work it, </text:span><text:span text:style-name="T11">because the positive radio </text:span><text:span text:style-name="T11">was carried in one man's </text:span><text:span text:style-name="T11">pocket and the negative in </text:span><text:span text:style-name="T11">the other and by pressing the </text:span><text:span text:style-name="T11">stem, it could be changed </text:span><text:span text:style-name="T11">from positive into negative. </text:span><text:span text:style-name="T11">No sound was transmitted </text:span><text:span text:style-name="T11">thru the air. The machine </text:span><text:span text:style-name="T11">could be operated by certain </text:span><text:span text:style-name="T11">motions of the fingers on a </text:span><text:span text:style-name="T11">little push button which </text:span><text:span text:style-name="T11">recorded symbols on the </text:span><text:span text:style-name="T11">other machine that would </text:span><text:span text:style-name="T11">reveal the message sent. The </text:span><text:span text:style-name="T11">Pocket Radio made it </text:span><text:span text:style-name="T11">possible to convey any </text:span><text:span text:style-name="T11">message without any </text:span><text:span text:style-name="T11">possibility of detection </text:span><text:span text:style-name="T11">because only the person </text:span><text:span text:style-name="T11">sending the message and the </text:span><text:span text:style-name="T11">one receiving it could </text:span><text:span text:style-name="T11">understand or know anything </text:span><text:span text:style-name="T11">about it. This was better than </text:span><text:span text:style-name="T11">wireless or any other radio </text:span><text:span text:style-name="T11">discovery up to this time.</text:span><text:span text:style-name="T10"> </text:span><text:span text:style-name="T10">Robert tested the machine out </text:span><text:span text:style-name="T10">by leaving one instrument in </text:span><text:span text:style-name="T10">Walter's pocket, he himself </text:span><text:span text:style-name="T10">going to Chicago and </text:span><text:span text:style-name="T10">conveying messages which </text:span><text:span text:style-name="T10">Walter was able to get without </text:span><text:span text:style-name="T10">any trouble. He could either </text:span><text:span text:style-name="T10">speak into this little Pocket </text:span><text:span text:style-name="T10">Radio and convey the sound </text:span><text:span text:style-name="T10">without anyone else being able </text:span><text:span text:style-name="T10">to take it from the air, or use it </text:span><text:span text:style-name="T10">to convey thoughts or </text:span><text:span text:style-name="T10">emotions. The test proved </text:span><text:span text:style-name="T10">perfect and Robert knew that </text:span><text:span text:style-name="T10">he had another great discovery </text:span><text:span text:style-name="T10">which would be of great value </text:span><text:span text:style-name="T10">to his Government in time of </text:span><text:span text:style-name="T10">war. He decided to keep this a </text:span><text:span text:style-name="T24"><text:s/></text:span><text:span text:style-name="T24">secret and have it ready to aid </text:span><text:span text:style-name="T24">the United States at a </text:span><text:span text:style-name="T10">time </text:span><text:span text:style-name="T10">when they would need it most.</text:span></text:p>
          </table:table-cell>
          <table:table-cell table:number-columns-repeated="1019"/>
        </table:table-row>
        <table:table-row table:style-name="ro1" table:number-rows-repeated="1048573">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3" table:default-cell-style-name="ce7"/>
        <table:table-column table:style-name="co44" table:default-cell-style-name="ce7"/>
        <table:table-column table:style-name="co45" table:default-cell-style-name="ce7"/>
        <table:table-column table:style-name="co46"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text:s/></text:span><text:span text:style-name="T22">Walter and Edna </text:span><text:span text:style-name="T11">had been </text:span><text:span text:style-name="T11">working day and night for </text:span><text:span text:style-name="T11">months</text:span><text:span text:style-name="T22"> on a great chemical </text:span><text:span text:style-name="T22">discovery</text:span><text:span text:style-name="T10"> and had now </text:span><text:span text:style-name="T10">succeeded in completing it. </text:span><text:span text:style-name="T10">This discovery was a perfectly </text:span><text:span text:style-name="T10">harmless gas to be used in war </text:span><text:span text:style-name="T10">or for medical purposes. </text:span><text:span text:style-name="T11">It </text:span><text:span text:style-name="T11">would put people to sleep </text:span><text:span text:style-name="T11">and they would remain </text:span><text:span text:style-name="T11">asleep for 7 days</text:span><text:span text:style-name="T10">, with no ill </text:span><text:span text:style-name="T10">effects. It had always been </text:span><text:span text:style-name="T10">Robert's desire to have </text:span><text:span text:style-name="T10">something to use in war which </text:span><text:span text:style-name="T10">would not destroy human lives </text:span><text:span text:style-name="T10">and he was very much elated </text:span><text:span text:style-name="T10">over Walter's discovery. Walter </text:span><text:span text:style-name="T10">told him that he had already </text:span><text:span text:style-name="T10">tested it and that Edna had </text:span><text:span text:style-name="T10">such confidence in him,</text:span><text:span text:style-name="T11"> [Edna] </text:span><text:span text:style-name="T11">had taken the gas, remained </text:span><text:span text:style-name="T11">asleep for 7 days, and felt no </text:span><text:span text:style-name="T11">ill effects</text:span><text:span text:style-name="T10">. </text:span><text:span text:style-name="T11">Walter knew just </text:span><text:span text:style-name="T11">exactly why it worked, </text:span><text:span text:style-name="T11">because he was a great </text:span><text:span text:style-name="T11">chemist and knew the natural </text:span><text:span text:style-name="T11">law </text:span><text:span text:style-name="T22">behind the discovery</text:span><text:span text:style-name="T10">. He </text:span><text:span text:style-name="T10">told Robert that this must be </text:span><text:span text:style-name="T10">kept a secret until time of war </text:span><text:span text:style-name="T10">when with the new ship "Marie </text:span><text:span text:style-name="T10">the Angel of Mercy," traveling </text:span><text:span text:style-name="T10">1000 miles an hour, they could </text:span><text:span text:style-name="T10">go from one city to another or </text:span><text:span text:style-name="T10">from one battlefield to another, </text:span><text:span text:style-name="T10">release the gas and put </text:span><text:span text:style-name="T10">everyone to sleep for 7 days. In </text:span><text:span text:style-name="T10">the meantime, with "The </text:span><text:span text:style-name="T10">Demon of Death" -- they could </text:span><text:span text:style-name="T10">destroy the enemy's bases and </text:span><text:span text:style-name="T10">fortifications; would be able to </text:span><text:span text:style-name="T10">make their own peace terms </text:span><text:span text:style-name="T10">with the enemy and at the </text:span><text:span text:style-name="T10">same time obey the divine </text:span><text:span text:style-name="T10">command of God "Thou shalt </text:span><text:span text:style-name="T10">not kill.”</text:span></text:p>
          </table:table-cell>
          <table:table-cell office:value-type="string">
            <text:p>MAM can utilize sleeping gas.</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Communicator" table:style-name="ta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3">
          <table:table-cell table:number-columns-repeated="6"/>
        </table:table-row>
        <table:table-row table:style-name="ro1">
          <table:table-cell table:number-columns-repeated="6"/>
        </table:table-row>
      </table:table>
      <table:table table:name="Recorder" table:style-name="ta1">
        <table:table-column table:style-name="co53" table:default-cell-style-name="ce1"/>
        <table:table-column table:style-name="co54" table:default-cell-style-name="ce1"/>
        <table:table-column table:style-name="co55" table:default-cell-style-name="ce1"/>
        <table:table-column table:style-name="co4" table:default-cell-style-name="ce1"/>
        <table:table-column table:style-name="co56" table:default-cell-style-name="ce1"/>
        <table:table-column table:style-name="co57"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TTTA" table:style-name="ta1">
        <table:table-column table:style-name="co48" table:default-cell-style-name="ce1"/>
        <table:table-column table:style-name="co4" table:default-cell-style-name="ce1"/>
        <table:table-column table:style-name="co58" table:default-cell-style-name="ce1"/>
        <table:table-column table:style-name="co4" table:default-cell-style-name="ce1"/>
        <table:table-column table:style-name="co59" table:default-cell-style-name="ce1"/>
        <table:table-column table:style-name="co60" table:default-cell-style-name="ce1"/>
        <table:table-row table:style-name="ro1">
          <table:table-cell table:style-name="Default" table:number-columns-repeated="6"/>
        </table:table-row>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table-cell table:number-columns-repeated="6"/>
        </table:table-row>
      </table:table>
      <table:table table:name="Radium Ray" table:style-name="ta1">
        <table:table-column table:style-name="co61" table:default-cell-style-name="ce1"/>
        <table:table-column table:style-name="co4" table:default-cell-style-name="ce1"/>
        <table:table-column table:style-name="co58" table:default-cell-style-name="ce1"/>
        <table:table-column table:style-name="co4" table:default-cell-style-name="ce1"/>
        <table:table-column table:style-name="co62" table:default-cell-style-name="ce1"/>
        <table:table-column table:style-name="co6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64" table:default-cell-style-name="ce1"/>
        <table:table-column table:style-name="co4" table:default-cell-style-name="ce1"/>
        <table:table-column table:style-name="co65"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8">10/08/2012</text:date>, <text:time>14:58: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19:15:21</meta:creation-date>
    <dc:date>2012-10-08T14:58:53</dc:date>
    <meta:editing-duration>P3DT4H36M4S</meta:editing-duration>
    <meta:editing-cycles>41</meta:editing-cycles>
    <meta:generator>LibreOffice/3.4$Unix LibreOffice_project/340m1$Build-1505</meta:generator>
    <meta:document-statistic meta:table-count="15" meta:cell-count="303" meta:object-count="0"/>
  </office:meta>
</office:document-meta>
</file>